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i>U</mi>
        <mo stretchy="false">†</mo>
      </msup>
      <mi>U</mi>
      <mrow>
        <mi/>
        <mo stretchy="false">=</mo>
        <mi/>
      </mrow>
      <mi>U</mi>
      <msup>
        <mi>U</mi>
        <mo stretchy="false">†</mo>
      </msup>
      <mrow>
        <mi/>
        <mo stretchy="false">=</mo>
        <mi/>
      </mrow>
      <mstyle mathvariant="bold">
        <mrow>
          <mn>1</mn>
        </mrow>
      </mstyle>
      <mi/>
      <mo stretchy="false">⇔</mo>
      <mi/>
      <msup>
        <mi>U</mi>
        <mo stretchy="false">†</mo>
      </msup>
      <mrow>
        <mi/>
        <mo stretchy="false">=</mo>
        <mi/>
      </mrow>
      <msup>
        <mi>U</mi>
        <mrow>
          <mrow>
            <mo stretchy="false">−</mo>
            <mn>1</mn>
          </mrow>
        </mrow>
      </msup>
    </mrow>
    <annotation encoding="StarMath 5.0">U ^%Ux2020 U `=` U U ^%Ux2020 `=` bold 1 ~dlrarrow~ U ^%Ux2020 `=` U^{-1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8:48:13.006000000</meta:creation-date>
    <meta:generator>LibreOffice/4.1.4.2$Windows_x86 LibreOffice_project/0a0440ccc0227ad9829de5f46be37cfb6edcf72</meta:generator>
  </office:meta>
</office:document-meta>
</file>